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6ac4c" officeooo:paragraph-rsid="0016ac4c"/>
    </style:style>
    <style:style style:name="P2" style:family="paragraph" style:parent-style-name="Standard">
      <style:text-properties officeooo:rsid="0016ac4c" officeooo:paragraph-rsid="001d4dbc"/>
    </style:style>
    <style:style style:name="P3" style:family="paragraph" style:parent-style-name="Standard">
      <style:text-properties officeooo:rsid="0017605f" officeooo:paragraph-rsid="0017605f"/>
    </style:style>
    <style:style style:name="P4" style:family="paragraph" style:parent-style-name="Standard">
      <style:text-properties officeooo:rsid="0017605f" officeooo:paragraph-rsid="00176de4"/>
    </style:style>
    <style:style style:name="P5" style:family="paragraph" style:parent-style-name="Standard">
      <style:text-properties fo:font-weight="bold" officeooo:rsid="0017605f" officeooo:paragraph-rsid="0017605f" style:font-weight-asian="bold" style:font-weight-complex="bold"/>
    </style:style>
    <style:style style:name="P6" style:family="paragraph" style:parent-style-name="Standard">
      <style:text-properties fo:font-weight="bold" officeooo:rsid="0017605f" officeooo:paragraph-rsid="0017b8da" style:font-weight-asian="bold" style:font-weight-complex="bold"/>
    </style:style>
    <style:style style:name="P7" style:family="paragraph" style:parent-style-name="Standard">
      <style:text-properties fo:font-weight="bold" officeooo:rsid="0017b8da" officeooo:paragraph-rsid="0017b8da" style:font-weight-asian="bold" style:font-weight-complex="bold"/>
    </style:style>
    <style:style style:name="P8" style:family="paragraph" style:parent-style-name="Standard">
      <style:text-properties officeooo:rsid="001b536f" officeooo:paragraph-rsid="001b536f"/>
    </style:style>
    <style:style style:name="P9" style:family="paragraph" style:parent-style-name="Standard">
      <style:text-properties fo:font-weight="normal" officeooo:rsid="0017605f" officeooo:paragraph-rsid="0017605f" style:font-weight-asian="normal" style:font-weight-complex="normal"/>
    </style:style>
    <style:style style:name="P10" style:family="paragraph" style:parent-style-name="Standard">
      <style:text-properties fo:font-weight="normal" officeooo:rsid="001b536f" officeooo:paragraph-rsid="001b536f" style:font-weight-asian="normal" style:font-weight-complex="normal"/>
    </style:style>
    <style:style style:name="P11" style:family="paragraph" style:parent-style-name="Standard">
      <style:text-properties fo:font-weight="normal" officeooo:rsid="001b536f" officeooo:paragraph-rsid="001ec906" style:font-weight-asian="normal" style:font-weight-complex="normal"/>
    </style:style>
    <style:style style:name="P12" style:family="paragraph" style:parent-style-name="Standard">
      <style:text-properties officeooo:rsid="001d4dbc" officeooo:paragraph-rsid="001d4dbc"/>
    </style:style>
    <style:style style:name="P13" style:family="paragraph" style:parent-style-name="Standard">
      <style:text-properties officeooo:rsid="00207c5b" officeooo:paragraph-rsid="00207c5b"/>
    </style:style>
    <style:style style:name="P14" style:family="paragraph" style:parent-style-name="Standard">
      <style:text-properties officeooo:rsid="00246426" officeooo:paragraph-rsid="00246426"/>
    </style:style>
    <style:style style:name="P15" style:family="paragraph" style:parent-style-name="Standard">
      <style:text-properties officeooo:rsid="00284176" officeooo:paragraph-rsid="00284176"/>
    </style:style>
    <style:style style:name="T1" style:family="text">
      <style:text-properties fo:font-weight="bold" style:font-weight-asian="bold" style:font-weight-complex="bold"/>
    </style:style>
    <style:style style:name="T2" style:family="text">
      <style:text-properties officeooo:rsid="001ec906"/>
    </style:style>
    <style:style style:name="T3" style:family="text">
      <style:text-properties officeooo:rsid="002181b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position:</text:p>
      <text:p text:style-name="P1"/>
      <text:p text:style-name="P4"><text:span text:style-name="T1">Introduction</text:span></text:p>
      <text:p text:style-name="P1"/>
      <text:p text:style-name="P1"/>
      <text:p text:style-name="P1"/>
      <text:p text:style-name="P3"><text:span text:style-name="T1">Related work</text:span></text:p>
      <text:p text:style-name="P1"/>
      <text:p text:style-name="P14">Mostly based around Fan et al</text:p>
      <text:p text:style-name="P3"/>
      <text:p text:style-name="P5">Feature matching algorithm</text:p>
      <text:p text:style-name="P1"/>
      <text:p text:style-name="P12">relative area overlap</text:p>
      <text:p text:style-name="P1"/>
      <text:p text:style-name="P12">geometrical hashmap solution</text:p>
      <text:p text:style-name="P1"/>
      <text:p text:style-name="P3"><text:span text:style-name="T1">Geometrical distance algorithm</text:span></text:p>
      <text:p text:style-name="P9"/>
      <text:p text:style-name="P10"><text:span text:style-name="T2">polygon reduction algorithm</text:span>: Douglas Peucker</text:p>
      <text:p text:style-name="P10"/>
      <text:p text:style-name="P11">Point matching algorithm</text:p>
      <text:p text:style-name="P10"/>
      <text:p text:style-name="P10">Take the distances between the point pairs and calculate the average.</text:p>
      <text:p text:style-name="P8"/>
      <text:p text:style-name="P5">Collision detection algorithm</text:p>
      <text:p text:style-name="P1"/>
      <text:p text:style-name="P13">Augmented edge-by-edge intersection method, <text:span text:style-name="T3">also used a prebuilt geometric hashmap</text:span></text:p>
      <text:p text:style-name="P1"/>
      <text:p text:style-name="P1"/>
      <text:p text:style-name="P2">The whole process took a good few hours on a normal laptop. Could be sped up by using a parallel computation environment where the calculations can be run on the GPU. The nature of the problem is easily parallelized since it consists of many small geometrical calculations of similar complexity that do not need write access to the source data. For the purpose of this project, only a sequential CPU solution was used since it yielded the necessary results in a reasonable timeframe. But for larger applications once should consider running a GPU-based solution.</text:p>
      <text:p text:style-name="P1"/>
      <text:p text:style-name="P6">Results</text:p>
      <text:p text:style-name="P3"/>
      <text:p text:style-name="P3"/>
      <text:p text:style-name="P3"/>
      <text:p text:style-name="P7">Conclusions</text:p>
      <text:p text:style-name="P3"/>
      <text:p text:style-name="P15">Presentation of the multimodal structures used by urban planner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5T17:33:30.579165036</meta:creation-date>
    <dc:date>2020-08-05T18:52:02.854149412</dc:date>
    <meta:editing-duration>PT50M3S</meta:editing-duration>
    <meta:editing-cycles>15</meta:editing-cycles>
    <meta:generator>LibreOffice/6.0.7.3$Linux_X86_64 LibreOffice_project/00m0$Build-3</meta:generator>
    <meta:document-statistic meta:table-count="0" meta:image-count="0" meta:object-count="0" meta:page-count="1" meta:paragraph-count="17" meta:word-count="159" meta:character-count="1063" meta:non-whitespace-character-count="921"/>
  </office:meta>
</office:document-meta>
</file>